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ke@mike-ThinkCentre-M83:~/Documents/projects/project4/project4/course-03/exercises/udacity-c3-deployment/k8s$ kubectl describe services</text:p>
      <text:p text:style-name="Standard">Name: <text:s text:c="13"/>backend-feed</text:p>
      <text:p text:style-name="Standard">Namespace: <text:s text:c="8"/>default</text:p>
      <text:p text:style-name="Standard">Labels: <text:s text:c="11"/>service=backend-feed</text:p>
      <text:p text:style-name="Standard">Annotations: <text:s text:c="6"/>kubectl.kubernetes.io/last-applied-configuration:</text:p>
      <text:p text:style-name="Standard"><text:s text:c="21"/>{"apiVersion":"v1","kind":"Service","metadata":{"annotations":{},"labels":{"service":"backend-feed"},"name":"backend-feed","namespace":"de...</text:p>
      <text:p text:style-name="Standard">Selector: <text:s text:c="9"/>service=backend-feed</text:p>
      <text:p text:style-name="Standard">Type: <text:s text:c="13"/>ClusterIP</text:p>
      <text:p text:style-name="Standard">IP: <text:s text:c="15"/>10.100.227.244</text:p>
      <text:p text:style-name="Standard">Port: <text:s text:c="13"/>8080 <text:s/>8080/TCP</text:p>
      <text:p text:style-name="Standard">TargetPort: <text:s text:c="7"/>8080/TCP</text:p>
      <text:p text:style-name="Standard">Endpoints: <text:s text:c="8"/>&lt;none&gt;</text:p>
      <text:p text:style-name="Standard">Session Affinity: <text:s/>None</text:p>
      <text:p text:style-name="Standard">Events: <text:s text:c="11"/>&lt;none&gt;</text:p>
      <text:p text:style-name="Standard"/>
      <text:p text:style-name="Standard"/>
      <text:p text:style-name="Standard">Name: <text:s text:c="13"/>backend-user</text:p>
      <text:p text:style-name="Standard">Namespace: <text:s text:c="8"/>default</text:p>
      <text:p text:style-name="Standard">Labels: <text:s text:c="11"/>service=backend-user</text:p>
      <text:p text:style-name="Standard">Annotations: <text:s text:c="6"/>kubectl.kubernetes.io/last-applied-configuration:</text:p>
      <text:p text:style-name="Standard"><text:s text:c="21"/>{"apiVersion":"v1","kind":"Service","metadata":{"annotations":{},"labels":{"service":"backend-user"},"name":"backend-user","namespace":"de...</text:p>
      <text:p text:style-name="Standard">Selector: <text:s text:c="9"/>service=backend-user</text:p>
      <text:p text:style-name="Standard">Type: <text:s text:c="13"/>ClusterIP</text:p>
      <text:p text:style-name="Standard">IP: <text:s text:c="15"/>10.100.214.184</text:p>
      <text:p text:style-name="Standard">Port: <text:s text:c="13"/>8080 <text:s/>8080/TCP</text:p>
      <text:p text:style-name="Standard">TargetPort: <text:s text:c="7"/>8080/TCP</text:p>
      <text:p text:style-name="Standard">Endpoints: <text:s text:c="8"/>172.31.26.202:8080</text:p>
      <text:p text:style-name="Standard">Session Affinity: <text:s/>None</text:p>
      <text:p text:style-name="Standard">Events: <text:s text:c="11"/>&lt;none&gt;</text:p>
      <text:p text:style-name="Standard"/>
      <text:p text:style-name="Standard"/>
      <text:p text:style-name="Standard">Name: <text:s text:c="20"/>frontend</text:p>
      <text:p text:style-name="Standard">Namespace: <text:s text:c="15"/>default</text:p>
      <text:p text:style-name="Standard"><text:soft-page-break/>Labels: <text:s text:c="18"/>service=frontend</text:p>
      <text:p text:style-name="Standard">Annotations: <text:s text:c="13"/>kubectl.kubernetes.io/last-applied-configuration:</text:p>
      <text:p text:style-name="Standard"><text:s text:c="28"/>{"apiVersion":"v1","kind":"Service","metadata":{"annotations":{},"labels":{"service":"frontend"},"name":"frontend","namespace":"default"},...</text:p>
      <text:p text:style-name="Standard">Selector: <text:s text:c="16"/>service=frontend</text:p>
      <text:p text:style-name="Standard">Type: <text:s text:c="20"/>LoadBalancer</text:p>
      <text:p text:style-name="Standard">IP: <text:s text:c="22"/>10.100.22.207</text:p>
      <text:p text:style-name="Standard">LoadBalancer Ingress: <text:s text:c="4"/>a091cedaacc204fe2955480bd8be5db1-996221755.us-east-2.elb.amazonaws.com</text:p>
      <text:p text:style-name="Standard">Port: <text:s text:c="20"/>8100 <text:s/>8100/TCP</text:p>
      <text:p text:style-name="Standard">TargetPort: <text:s text:c="14"/>80/TCP</text:p>
      <text:p text:style-name="Standard">NodePort: <text:s text:c="16"/>8100 <text:s/>31179/TCP</text:p>
      <text:p text:style-name="Standard">Endpoints: <text:s text:c="15"/>172.31.34.13:80</text:p>
      <text:p text:style-name="Standard">Session Affinity: <text:s text:c="8"/>None</text:p>
      <text:p text:style-name="Standard">External Traffic Policy: <text:s/>Cluster</text:p>
      <text:p text:style-name="Standard">Events:</text:p>
      <text:p text:style-name="Standard"><text:s text:c="2"/>Type <text:s text:c="3"/>Reason <text:s text:c="15"/>Age <text:s text:c="3"/>From <text:s text:c="15"/>Message</text:p>
      <text:p text:style-name="Standard"><text:s text:c="2"/>---- <text:s text:c="3"/>------ <text:s text:c="15"/>---- <text:s text:c="2"/>---- <text:s text:c="15"/>-------</text:p>
      <text:p text:style-name="Standard"><text:s text:c="2"/>Normal <text:s/>EnsuringLoadBalancer <text:s/>5m14s <text:s/>service-controller <text:s/>Ensuring load balancer</text:p>
      <text:p text:style-name="Standard"><text:s text:c="2"/>Normal <text:s/>EnsuredLoadBalancer <text:s text:c="2"/>5m12s <text:s/>service-controller <text:s/>Ensured load balancer</text:p>
      <text:p text:style-name="Standard"/>
      <text:p text:style-name="Standard"/>
      <text:p text:style-name="Standard">Name: <text:s text:c="13"/>kubernetes</text:p>
      <text:p text:style-name="Standard">Namespace: <text:s text:c="8"/>default</text:p>
      <text:p text:style-name="Standard">Labels: <text:s text:c="11"/>component=apiserver</text:p>
      <text:p text:style-name="Standard"><text:s text:c="19"/>provider=kubernetes</text:p>
      <text:p text:style-name="Standard">Annotations: <text:s text:c="6"/>&lt;none&gt;</text:p>
      <text:p text:style-name="Standard">Selector: <text:s text:c="9"/>&lt;none&gt;</text:p>
      <text:p text:style-name="Standard">Type: <text:s text:c="13"/>ClusterIP</text:p>
      <text:p text:style-name="Standard">IP: <text:s text:c="15"/>10.100.0.1</text:p>
      <text:p text:style-name="Standard">Port: <text:s text:c="13"/>https <text:s/>443/TCP</text:p>
      <text:p text:style-name="Standard">TargetPort: <text:s text:c="7"/>443/TCP</text:p>
      <text:p text:style-name="Standard">Endpoints: <text:s text:c="8"/>172.31.28.193:443,172.31.35.103:443</text:p>
      <text:p text:style-name="Standard">Session Affinity: <text:s/>None</text:p>
      <text:p text:style-name="Standard">Events: <text:s text:c="11"/>&lt;none&gt;</text:p>
      <text:p text:style-name="Standard"/>
      <text:p text:style-name="Standard"/>
      <text:p text:style-name="Standard"><text:soft-page-break/>Name: <text:s text:c="20"/>reverseproxy</text:p>
      <text:p text:style-name="Standard">Namespace: <text:s text:c="15"/>default</text:p>
      <text:p text:style-name="Standard">Labels: <text:s text:c="18"/>service=reverseproxy</text:p>
      <text:p text:style-name="Standard">Annotations: <text:s text:c="13"/>kubectl.kubernetes.io/last-applied-configuration:</text:p>
      <text:p text:style-name="Standard"><text:s text:c="28"/>{"apiVersion":"v1","kind":"Service","metadata":{"annotations":{},"labels":{"service":"reverseproxy"},"name":"reverseproxy","namespace":"de...</text:p>
      <text:p text:style-name="Standard">Selector: <text:s text:c="16"/>service=reverseproxy</text:p>
      <text:p text:style-name="Standard">Type: <text:s text:c="20"/>LoadBalancer</text:p>
      <text:p text:style-name="Standard">IP: <text:s text:c="22"/>10.100.208.38</text:p>
      <text:p text:style-name="Standard">LoadBalancer Ingress: <text:s text:c="4"/>a95a1631f756c42eb9945a499573785b-475208720.us-east-2.elb.amazonaws.com</text:p>
      <text:p text:style-name="Standard">Port: <text:s text:c="20"/>8080 <text:s/>8080/TCP</text:p>
      <text:p text:style-name="Standard">TargetPort: <text:s text:c="14"/>8080/TCP</text:p>
      <text:p text:style-name="Standard">NodePort: <text:s text:c="16"/>8080 <text:s/>32273/TCP</text:p>
      <text:p text:style-name="Standard">Endpoints: <text:s text:c="15"/></text:p>
      <text:p text:style-name="Standard">Session Affinity: <text:s text:c="8"/>None</text:p>
      <text:p text:style-name="Standard">External Traffic Policy: <text:s/>Cluster</text:p>
      <text:p text:style-name="Standard">Events:</text:p>
      <text:p text:style-name="Standard"><text:s text:c="2"/>Type <text:s text:c="3"/>Reason <text:s text:c="15"/>Age <text:s text:c="3"/>From <text:s text:c="15"/>Message</text:p>
      <text:p text:style-name="Standard"><text:s text:c="2"/>---- <text:s text:c="3"/>------ <text:s text:c="15"/>---- <text:s text:c="2"/>---- <text:s text:c="15"/>-------</text:p>
      <text:p text:style-name="Standard"><text:s text:c="2"/>Normal <text:s/>EnsuringLoadBalancer <text:s/>3m49s <text:s/>service-controller <text:s/>Ensuring load balancer</text:p>
      <text:p text:style-name="Standard"><text:s text:c="2"/>Normal <text:s/>EnsuredLoadBalancer <text:s text:c="2"/>3m47s <text:s/>service-controller <text:s/>Ensured load balancer</text:p>
      <text:p text:style-name="Standard">mike@mike-ThinkCentre-M83:~/Documents/projects/project4/project4/course-03/exercises/udacity-c3-deployment/k8s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19:34:34.779897218</meta:creation-date>
    <dc:date>2020-06-18T19:35:56.264454256</dc:date>
    <meta:editing-duration>PT1M24S</meta:editing-duration>
    <meta:editing-cycles>1</meta:editing-cycles>
    <meta:document-statistic meta:table-count="0" meta:image-count="0" meta:object-count="0" meta:page-count="3" meta:paragraph-count="81" meta:word-count="205" meta:character-count="3947" meta:non-whitespace-character-count="2772"/>
    <meta:generator>LibreOffice/6.4.3.2$Linux_X86_64 LibreOffice_project/40$Build-2</meta:generator>
  </office:meta>
</office:document-meta>
</file>